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s 1</text:p>
          </table:table-cell>
          <table:table-cell office:value-type="string" calcext:value-type="string">
            <text:p>Mean return 1</text:p>
          </table:table-cell>
          <table:table-cell office:value-type="string" calcext:value-type="string">
            <text:p>Var return 1</text:p>
          </table:table-cell>
          <table:table-cell office:value-type="string" calcext:value-type="string">
            <text:p>Covariance</text:p>
          </table:table-cell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F3]/[.F2]-1" office:value-type="float" office:value="0.0163934426229508" calcext:value-type="float">
            <text:p>0.0164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F4]/[.F3]-1" office:value-type="float" office:value="0.032258064516129" calcext:value-type="float">
            <text:p>0.0323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table:formula="of:=[.F5]/[.F4]-1" office:value-type="float" office:value="0.046875" calcext:value-type="float">
            <text:p>0.0469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table:formula="of:=[.F6]/[.F5]-1" office:value-type="float" office:value="-0.0029850746268657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3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office:value-type="float" office:value="33" calcext:value-type="float">
            <text:p>33</text:p>
          </table:table-cell>
          <table:table-cell table:formula="of:=[.F7]/[.F6]-1" office:value-type="float" office:value="-0.0119760479041916" calcext:value-type="float">
            <text:p>-0.0120</text:p>
          </table:table-cell>
          <table:table-cell table:formula="of:=AVERAGE([.G3:.G7])" office:value-type="float" office:value="0.0161130769216045" calcext:value-type="float">
            <text:p>0.0161</text:p>
          </table:table-cell>
          <table:table-cell table:formula="of:=(POWER([.G7]-[.H7];2)+POWER([.G6]-[.H7];2)+POWER([.G5]-[.H7];2)+POWER([.G4]-[.H7];2)+POWER([.G3]-[.H7];2))/5" office:value-type="float" office:value="0.000472154693376491" calcext:value-type="float">
            <text:p>0.000472154693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4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office:value-type="float" office:value="31.6" calcext:value-type="float">
            <text:p>31.6</text:p>
          </table:table-cell>
          <table:table-cell table:formula="of:=[.F8]/[.F7]-1" office:value-type="float" office:value="-0.0424242424242424" calcext:value-type="float">
            <text:p>-0.0424</text:p>
          </table:table-cell>
          <table:table-cell table:formula="of:=AVERAGE([.G4:.G8])" office:value-type="float" office:value="0.00434953991216587" calcext:value-type="float">
            <text:p>0.0043</text:p>
          </table:table-cell>
          <table:table-cell table:formula="of:=(POWER([.G8]-[.H8];2)+POWER([.G7]-[.H8];2)+POWER([.G6]-[.H8];2)+POWER([.G5]-[.H8];2)+POWER([.G4]-[.H8];2))/5" office:value-type="float" office:value="0.00101908172065829" calcext:value-type="float">
            <text:p>0.0010190817206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2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office:value-type="float" office:value="30.5" calcext:value-type="float">
            <text:p>30.5</text:p>
          </table:table-cell>
          <table:table-cell table:formula="of:=[.F9]/[.F8]-1" office:value-type="float" office:value="-0.0348101265822786" calcext:value-type="float">
            <text:p>-0.0348</text:p>
          </table:table-cell>
          <table:table-cell table:formula="of:=AVERAGE([.G5:.G9])" office:value-type="float" office:value="-0.00906409830751564" calcext:value-type="float">
            <text:p>-0.0091</text:p>
          </table:table-cell>
          <table:table-cell table:formula="of:=(POWER([.G9]-[.H9];2)+POWER([.G8]-[.H9];2)+POWER([.G7]-[.H9];2)+POWER([.G6]-[.H9];2)+POWER([.G5]-[.H9];2))/5" office:value-type="float" office:value="0.00099007477724701" calcext:value-type="float">
            <text:p>0.000990074777247</text:p>
          </table:table-cell>
          <table:table-cell table:formula="of:=(([.C9]-[.D9])*([.G7]-[.H7])+([.C8]-[.D9])*([.G6]-[.H7])+([.C7]-[.D9])*([.G5]-[.H7])+([.C6]-[.D9])*([.G4]-[.H7])+([.C5]-[.D9])*([.G3]-[.H7]))/5" office:value-type="float" office:value="-0.0000799868862886586" calcext:value-type="float">
            <text:p>-7.99868862886586E-05</text:p>
          </table:table-cell>
          <table:table-cell table:formula="of:=[.J9]/(SQRT([.E9])*SQRT([.I7]))" office:value-type="float" office:value="-0.960710996858784" calcext:value-type="float">
            <text:p>-0.9607109968587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office:value-type="float" office:value="30.2" calcext:value-type="float">
            <text:p>30.2</text:p>
          </table:table-cell>
          <table:table-cell table:formula="of:=[.F10]/[.F9]-1" office:value-type="float" office:value="-0.00983606557377048" calcext:value-type="float">
            <text:p>-0.0098</text:p>
          </table:table-cell>
          <table:table-cell table:formula="of:=AVERAGE([.G6:.G10])" office:value-type="float" office:value="-0.0204063114222697" calcext:value-type="float">
            <text:p>-0.0204</text:p>
          </table:table-cell>
          <table:table-cell table:formula="of:=(POWER([.G10]-[.H10];2)+POWER([.G9]-[.H10];2)+POWER([.G8]-[.H10];2)+POWER([.G7]-[.H10];2)+POWER([.G6]-[.H10];2))/5" office:value-type="float" office:value="0.000235711621706964" calcext:value-type="float">
            <text:p>0.000235711621707</text:p>
          </table:table-cell>
          <table:table-cell table:formula="of:=(([.C10]-[.D10])*([.G8]-[.H8])+([.C9]-[.D10])*([.G7]-[.H8])+([.C8]-[.D10])*([.G6]-[.H8])+([.C7]-[.D10])*([.G5]-[.H8])+([.C6]-[.D10])*([.G4]-[.H8]))/5" office:value-type="float" office:value="0.0000265826124011984" calcext:value-type="float">
            <text:p>2.65826124011984E-05</text:p>
          </table:table-cell>
          <table:table-cell table:formula="of:=[.J10]/(SQRT([.E10])*SQRT([.I8]))" office:value-type="float" office:value="0.140233353281912" calcext:value-type="float">
            <text:p>0.1402333532819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office:value-type="float" office:value="32.3" calcext:value-type="float">
            <text:p>32.3</text:p>
          </table:table-cell>
          <table:table-cell table:formula="of:=[.F11]/[.F10]-1" office:value-type="float" office:value="0.0695364238410596" calcext:value-type="float">
            <text:p>0.0695</text:p>
          </table:table-cell>
          <table:table-cell table:formula="of:=AVERAGE([.G7:.G11])" office:value-type="float" office:value="-0.00590201172868468" calcext:value-type="float">
            <text:p>-0.0059</text:p>
          </table:table-cell>
          <table:table-cell table:formula="of:=(POWER([.G11]-[.H11];2)+POWER([.G10]-[.H11];2)+POWER([.G9]-[.H11];2)+POWER([.G8]-[.H11];2)+POWER([.G7]-[.H11];2))/5" office:value-type="float" office:value="0.0015825761391392" calcext:value-type="float">
            <text:p>0.001582576139139</text:p>
          </table:table-cell>
          <table:table-cell table:formula="of:=(([.C11]-[.D11])*([.G9]-[.H9])+([.C10]-[.D11])*([.G8]-[.H9])+([.C9]-[.D11])*([.G7]-[.H9])+([.C8]-[.D11])*([.G6]-[.H9])+([.C7]-[.D11])*([.G5]-[.H9]))/5" office:value-type="float" office:value="0.0000199746895901278" calcext:value-type="float">
            <text:p>1.99746895901278E-05</text:p>
          </table:table-cell>
          <table:table-cell table:formula="of:=[.J11]/(SQRT([.E11])*SQRT([.I9]))" office:value-type="float" office:value="0.10634259570524" calcext:value-type="float">
            <text:p>0.106342595705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office:value-type="float" office:value="33" calcext:value-type="float">
            <text:p>33</text:p>
          </table:table-cell>
          <table:table-cell table:formula="of:=[.F12]/[.F11]-1" office:value-type="float" office:value="0.021671826625387" calcext:value-type="float">
            <text:p>0.0217</text:p>
          </table:table-cell>
          <table:table-cell table:formula="of:=AVERAGE([.G8:.G12])" office:value-type="float" office:value="0.00082756317723105" calcext:value-type="float">
            <text:p>0.0008</text:p>
          </table:table-cell>
          <table:table-cell table:formula="of:=(POWER([.G12]-[.H12];2)+POWER([.G11]-[.H12];2)+POWER([.G10]-[.H12];2)+POWER([.G9]-[.H12];2)+POWER([.G8]-[.H12];2))/5" office:value-type="float" office:value="0.00168197348994789" calcext:value-type="float">
            <text:p>0.001681973489948</text:p>
          </table:table-cell>
          <table:table-cell table:formula="of:=(([.C12]-[.D12])*([.G10]-[.H10])+([.C11]-[.D12])*([.G9]-[.H10])+([.C10]-[.D12])*([.G8]-[.H10])+([.C9]-[.D12])*([.G7]-[.H10])+([.C8]-[.D12])*([.G6]-[.H10]))/5" office:value-type="float" office:value="0.0000484609596402986" calcext:value-type="float">
            <text:p>4.84609596402986E-05</text:p>
          </table:table-cell>
          <table:table-cell table:formula="of:=[.J12]/(SQRT([.E12])*SQRT([.I10]))" office:value-type="float" office:value="0.478675696377926" calcext:value-type="float">
            <text:p>0.4786756963779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5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office:value-type="float" office:value="33.6" calcext:value-type="float">
            <text:p>33.6</text:p>
          </table:table-cell>
          <table:table-cell table:formula="of:=[.F13]/[.F12]-1" office:value-type="float" office:value="0.0181818181818183" calcext:value-type="float">
            <text:p>0.0182</text:p>
          </table:table-cell>
          <table:table-cell table:formula="of:=AVERAGE([.G9:.G13])" office:value-type="float" office:value="0.0129487752984432" calcext:value-type="float">
            <text:p>0.0129</text:p>
          </table:table-cell>
          <table:table-cell table:formula="of:=(POWER([.G13]-[.H13];2)+POWER([.G12]-[.H13];2)+POWER([.G11]-[.H13];2)+POWER([.G10]-[.H13];2)+POWER([.G9]-[.H13];2))/5" office:value-type="float" office:value="0.00122114000245579" calcext:value-type="float">
            <text:p>0.001221140002456</text:p>
          </table:table-cell>
          <table:table-cell table:formula="of:=(([.C13]-[.D13])*([.G11]-[.H11])+([.C12]-[.D13])*([.G10]-[.H11])+([.C11]-[.D13])*([.G9]-[.H11])+([.C10]-[.D13])*([.G8]-[.H11])+([.C9]-[.D13])*([.G7]-[.H11]))/5" office:value-type="float" office:value="0.000206366955768194" calcext:value-type="float">
            <text:p>0.000206366955768</text:p>
          </table:table-cell>
          <table:table-cell table:formula="of:=[.J13]/(SQRT([.E13])*SQRT([.I11]))" office:value-type="float" office:value="0.665434288466962" calcext:value-type="float">
            <text:p>0.6654342884669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</text:p>
          </table:table-cell>
          <table:table-cell table:formula="of:=(POWER([.C14]-[.D14];2)+POWER([.C13]-[.D14];2)+POWER([.C12]-[.D14];2)+POWER([.C11]-[.D14];2)+POWER([.C10]-[.D14];2))/5" office:value-type="float" office:value="0.0000465929301648432" calcext:value-type="float">
            <text:p>4.65929301648432E-05</text:p>
          </table:table-cell>
          <table:table-cell office:value-type="float" office:value="33.8" calcext:value-type="float">
            <text:p>33.8</text:p>
          </table:table-cell>
          <table:table-cell table:formula="of:=[.F14]/[.F13]-1" office:value-type="float" office:value="0.00595238095238093" calcext:value-type="float">
            <text:p>0.0060</text:p>
          </table:table-cell>
          <table:table-cell table:formula="of:=AVERAGE([.G10:.G14])" office:value-type="float" office:value="0.0211012768053751" calcext:value-type="float">
            <text:p>0.0211</text:p>
          </table:table-cell>
          <table:table-cell table:formula="of:=(POWER([.G14]-[.H14];2)+POWER([.G13]-[.H14];2)+POWER([.G12]-[.H14];2)+POWER([.G11]-[.H14];2)+POWER([.G10]-[.H14];2))/5" office:value-type="float" office:value="0.000708284086633899" calcext:value-type="float">
            <text:p>0.000708284086634</text:p>
          </table:table-cell>
          <table:table-cell table:formula="of:=(([.C14]-[.D14])*([.G12]-[.H12])+([.C13]-[.D14])*([.G11]-[.H12])+([.C12]-[.D14])*([.G10]-[.H12])+([.C11]-[.D14])*([.G9]-[.H12])+([.C10]-[.D14])*([.G8]-[.H12]))/5" office:value-type="float" office:value="0.000217679759212635" calcext:value-type="float">
            <text:p>0.000217679759213</text:p>
          </table:table-cell>
          <table:table-cell table:formula="of:=[.J14]/(SQRT([.E14])*SQRT([.I12]))" office:value-type="float" office:value="0.777586054846746" calcext:value-type="float">
            <text:p>0.7775860548467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</text:p>
          </table:table-cell>
          <table:table-cell table:formula="of:=(POWER([.C15]-[.D15];2)+POWER([.C14]-[.D15];2)+POWER([.C13]-[.D15];2)+POWER([.C12]-[.D15];2)+POWER([.C11]-[.D15];2))/5" office:value-type="float" office:value="0.0000424781945214633" calcext:value-type="float">
            <text:p>4.24781945214633E-05</text:p>
          </table:table-cell>
          <table:table-cell office:value-type="float" office:value="34" calcext:value-type="float">
            <text:p>34</text:p>
          </table:table-cell>
          <table:table-cell table:formula="of:=[.F15]/[.F14]-1" office:value-type="float" office:value="0.00591715976331364" calcext:value-type="float">
            <text:p>0.0059</text:p>
          </table:table-cell>
          <table:table-cell table:formula="of:=AVERAGE([.G11:.G15])" office:value-type="float" office:value="0.0242519218727919" calcext:value-type="float">
            <text:p>0.0243</text:p>
          </table:table-cell>
          <table:table-cell table:formula="of:=(POWER([.G15]-[.H15];2)+POWER([.G14]-[.H15];2)+POWER([.G13]-[.H15];2)+POWER([.G12]-[.H15];2)+POWER([.G11]-[.H15];2))/5" office:value-type="float" office:value="0.00055304517366557" calcext:value-type="float">
            <text:p>0.000553045173666</text:p>
          </table:table-cell>
          <table:table-cell table:formula="of:=(([.C15]-[.D15])*([.G13]-[.H13])+([.C14]-[.D15])*([.G12]-[.H13])+([.C13]-[.D15])*([.G11]-[.H13])+([.C12]-[.D15])*([.G10]-[.H13])+([.C11]-[.D15])*([.G9]-[.H13]))/5" office:value-type="float" office:value="0.000139751977851302" calcext:value-type="float">
            <text:p>0.000139751977851</text:p>
          </table:table-cell>
          <table:table-cell table:formula="of:=[.J15]/(SQRT([.E15])*SQRT([.I13]))" office:value-type="float" office:value="0.613609689878182" calcext:value-type="float">
            <text:p>0.6136096898781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069308</text:p>
          </table:table-cell>
          <table:table-cell office:value-type="float" office:value="36" calcext:value-type="float">
            <text:p>36</text:p>
          </table:table-cell>
          <table:table-cell table:formula="of:=[.F16]/[.F15]-1" office:value-type="float" office:value="0.0588235294117647" calcext:value-type="float">
            <text:p>0.0588</text:p>
          </table:table-cell>
          <table:table-cell table:formula="of:=AVERAGE([.G12:.G16])" office:value-type="float" office:value="0.0221093429869329" calcext:value-type="float">
            <text:p>0.0221</text:p>
          </table:table-cell>
          <table:table-cell table:formula="of:=(POWER([.G16]-[.H16];2)+POWER([.G15]-[.H16];2)+POWER([.G14]-[.H16];2)+POWER([.G13]-[.H16];2)+POWER([.G12]-[.H16];2))/5" office:value-type="float" office:value="0.000377356515246385" calcext:value-type="float">
            <text:p>0.000377356515246</text:p>
          </table:table-cell>
          <table:table-cell table:formula="of:=(([.C16]-[.D16])*([.G14]-[.H14])+([.C15]-[.D16])*([.G13]-[.H14])+([.C14]-[.D16])*([.G12]-[.H14])+([.C13]-[.D16])*([.G11]-[.H14])+([.C12]-[.D16])*([.G10]-[.H14]))/5" office:value-type="float" office:value="0.0000372706230938085" calcext:value-type="float">
            <text:p>3.72706230938085E-05</text:p>
          </table:table-cell>
          <table:table-cell table:formula="of:=[.J16]/(SQRT([.E16])*SQRT([.I14]))" office:value-type="float" office:value="0.103768354810252" calcext:value-type="float">
            <text:p>0.1037683548102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7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786349</text:p>
          </table:table-cell>
          <table:table-cell office:value-type="float" office:value="34.5" calcext:value-type="float">
            <text:p>34.5</text:p>
          </table:table-cell>
          <table:table-cell table:formula="of:=[.F17]/[.F16]-1" office:value-type="float" office:value="-0.0416666666666666" calcext:value-type="float">
            <text:p>-0.0417</text:p>
          </table:table-cell>
          <table:table-cell table:formula="of:=AVERAGE([.G13:.G17])" office:value-type="float" office:value="0.00944164432852219" calcext:value-type="float">
            <text:p>0.0094</text:p>
          </table:table-cell>
          <table:table-cell table:formula="of:=(POWER([.G17]-[.H17];2)+POWER([.G16]-[.H17];2)+POWER([.G15]-[.H17];2)+POWER([.G14]-[.H17];2)+POWER([.G13]-[.H17];2))/5" office:value-type="float" office:value="0.00103032352329996" calcext:value-type="float">
            <text:p>0.0010303235233</text:p>
          </table:table-cell>
          <table:table-cell table:formula="of:=(([.C17]-[.D17])*([.G15]-[.H15])+([.C16]-[.D17])*([.G14]-[.H15])+([.C15]-[.D17])*([.G13]-[.H15])+([.C14]-[.D17])*([.G12]-[.H15])+([.C13]-[.D17])*([.G11]-[.H15]))/5" office:value-type="float" office:value="-0.000143829251487086" calcext:value-type="float">
            <text:p>-0.000143829251487</text:p>
          </table:table-cell>
          <table:table-cell table:formula="of:=[.J17]/(SQRT([.E17])*SQRT([.I15]))" office:value-type="float" office:value="-0.481780651963024" calcext:value-type="float">
            <text:p>-0.4817806519630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32375</text:p>
          </table:table-cell>
          <table:table-cell office:value-type="float" office:value="33.7" calcext:value-type="float">
            <text:p>33.7</text:p>
          </table:table-cell>
          <table:table-cell table:formula="of:=[.F18]/[.F17]-1" office:value-type="float" office:value="-0.0231884057971014" calcext:value-type="float">
            <text:p>-0.0232</text:p>
          </table:table-cell>
          <table:table-cell table:formula="of:=AVERAGE([.G14:.G18])" office:value-type="float" office:value="0.00116759953273826" calcext:value-type="float">
            <text:p>0.0012</text:p>
          </table:table-cell>
          <table:table-cell table:formula="of:=(POWER([.G18]-[.H18];2)+POWER([.G17]-[.H18];2)+POWER([.G16]-[.H18];2)+POWER([.G15]-[.H18];2)+POWER([.G14]-[.H18];2))/5" office:value-type="float" office:value="0.0011595296124603" calcext:value-type="float">
            <text:p>0.00115952961246</text:p>
          </table:table-cell>
          <table:table-cell table:formula="of:=(([.C18]-[.D18])*([.G16]-[.H16])+([.C17]-[.D18])*([.G15]-[.H16])+([.C16]-[.D18])*([.G14]-[.H16])+([.C15]-[.D18])*([.G13]-[.H16])+([.C14]-[.D18])*([.G12]-[.H16]))/5" office:value-type="float" office:value="-0.000302473144756825" calcext:value-type="float">
            <text:p>-0.000302473144757</text:p>
          </table:table-cell>
          <table:table-cell table:formula="of:=[.J18]/(SQRT([.E18])*SQRT([.I16]))" office:value-type="float" office:value="-0.895213108765524" calcext:value-type="float">
            <text:p>-0.8952131087655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8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362375</text:p>
          </table:table-cell>
          <table:table-cell office:value-type="float" office:value="33" calcext:value-type="float">
            <text:p>33</text:p>
          </table:table-cell>
          <table:table-cell table:formula="of:=[.F19]/[.F18]-1" office:value-type="float" office:value="-0.0207715133531158" calcext:value-type="float">
            <text:p>-0.0208</text:p>
          </table:table-cell>
          <table:table-cell table:formula="of:=AVERAGE([.G15:.G19])" office:value-type="float" office:value="-0.00417717932836108" calcext:value-type="float">
            <text:p>-0.0042</text:p>
          </table:table-cell>
          <table:table-cell table:formula="of:=(POWER([.G19]-[.H19];2)+POWER([.G18]-[.H19];2)+POWER([.G17]-[.H19];2)+POWER([.G16]-[.H19];2)+POWER([.G15]-[.H19];2))/5" office:value-type="float" office:value="0.00122264905958314" calcext:value-type="float">
            <text:p>0.001222649059583</text:p>
          </table:table-cell>
          <table:table-cell table:formula="of:=(([.C19]-[.D19])*([.G17]-[.H17])+([.C18]-[.D19])*([.G16]-[.H17])+([.C17]-[.D19])*([.G15]-[.H17])+([.C16]-[.D19])*([.G14]-[.H17])+([.C15]-[.D19])*([.G13]-[.H17]))/5" office:value-type="float" office:value="-0.000183633899362131" calcext:value-type="float">
            <text:p>-0.000183633899362</text:p>
          </table:table-cell>
          <table:table-cell table:formula="of:=[.J19]/(SQRT([.E19])*SQRT([.I17]))" office:value-type="float" office:value="-0.338376717711903" calcext:value-type="float">
            <text:p>-0.33837671771190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</text:p>
          </table:table-cell>
          <table:table-cell table:formula="of:=(POWER([.C20]-[.D20];2)+POWER([.C19]-[.D20];2)+POWER([.C18]-[.D20];2)+POWER([.C17]-[.D20];2)+POWER([.C16]-[.D20];2))/5" office:value-type="float" office:value="0.000295480179028162" calcext:value-type="float">
            <text:p>0.000295480179028</text:p>
          </table:table-cell>
          <table:table-cell office:value-type="float" office:value="32.1" calcext:value-type="float">
            <text:p>32.1</text:p>
          </table:table-cell>
          <table:table-cell table:formula="of:=[.F20]/[.F19]-1" office:value-type="float" office:value="-0.0272727272727272" calcext:value-type="float">
            <text:p>-0.0273</text:p>
          </table:table-cell>
          <table:table-cell table:formula="of:=AVERAGE([.G16:.G20])" office:value-type="float" office:value="-0.0108151567355693" calcext:value-type="float">
            <text:p>-0.0108</text:p>
          </table:table-cell>
          <table:table-cell table:formula="of:=(POWER([.G20]-[.H20];2)+POWER([.G19]-[.H20];2)+POWER([.G18]-[.H20];2)+POWER([.G17]-[.H20];2)+POWER([.G16]-[.H20];2))/5" office:value-type="float" office:value="0.0012648880461551" calcext:value-type="float">
            <text:p>0.001264888046155</text:p>
          </table:table-cell>
          <table:table-cell table:formula="of:=(([.C20]-[.D20])*([.G18]-[.H18])+([.C19]-[.D20])*([.G17]-[.H18])+([.C18]-[.D20])*([.G16]-[.H18])+([.C17]-[.D20])*([.G15]-[.H18])+([.C16]-[.D20])*([.G14]-[.H18]))/5" office:value-type="float" office:value="-0.000137425141501373" calcext:value-type="float">
            <text:p>-0.000137425141501</text:p>
          </table:table-cell>
          <table:table-cell table:formula="of:=[.J20]/(SQRT([.E20])*SQRT([.I18]))" office:value-type="float" office:value="-0.234779997648756" calcext:value-type="float">
            <text:p>-0.2347799976487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</text:p>
          </table:table-cell>
          <table:table-cell table:formula="of:=(POWER([.C21]-[.D21];2)+POWER([.C20]-[.D21];2)+POWER([.C19]-[.D21];2)+POWER([.C18]-[.D21];2)+POWER([.C17]-[.D21];2))/5" office:value-type="float" office:value="0.000242797243750784" calcext:value-type="float">
            <text:p>0.000242797243751</text:p>
          </table:table-cell>
          <table:table-cell office:value-type="float" office:value="31.3" calcext:value-type="float">
            <text:p>31.3</text:p>
          </table:table-cell>
          <table:table-cell table:formula="of:=[.F21]/[.F20]-1" office:value-type="float" office:value="-0.0249221183800623" calcext:value-type="float">
            <text:p>-0.0249</text:p>
          </table:table-cell>
          <table:table-cell table:formula="of:=AVERAGE([.G17:.G21])" office:value-type="float" office:value="-0.0275642862939347" calcext:value-type="float">
            <text:p>-0.0276</text:p>
          </table:table-cell>
          <table:table-cell table:formula="of:=(POWER([.G21]-[.H21];2)+POWER([.G20]-[.H21];2)+POWER([.G19]-[.H21];2)+POWER([.G18]-[.H21];2)+POWER([.G17]-[.H21];2))/5" office:value-type="float" office:value="0.0000542466568946494" calcext:value-type="float">
            <text:p>5.42466568946494E-05</text:p>
          </table:table-cell>
          <table:table-cell table:formula="of:=(([.C21]-[.D21])*([.G19]-[.H19])+([.C20]-[.D21])*([.G18]-[.H19])+([.C19]-[.D21])*([.G17]-[.H19])+([.C18]-[.D21])*([.G16]-[.H19])+([.C17]-[.D21])*([.G15]-[.H19]))/5" office:value-type="float" office:value="-0.0000976006565196721" calcext:value-type="float">
            <text:p>-9.76006565196721E-05</text:p>
          </table:table-cell>
          <table:table-cell table:formula="of:=[.J21]/(SQRT([.E21])*SQRT([.I19]))" office:value-type="float" office:value="-0.179134796121382" calcext:value-type="float">
            <text:p>-0.1791347961213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9</text:p>
          </table:table-cell>
          <table:table-cell table:formula="of:=(POWER([.C22]-[.D22];2)+POWER([.C21]-[.D22];2)+POWER([.C20]-[.D22];2)+POWER([.C19]-[.D22];2)+POWER([.C18]-[.D22];2))/5" office:value-type="float" office:value="0.00008356831169027" calcext:value-type="float">
            <text:p>8.356831169027E-05</text:p>
          </table:table-cell>
          <table:table-cell office:value-type="float" office:value="31.2" calcext:value-type="float">
            <text:p>31.2</text:p>
          </table:table-cell>
          <table:table-cell table:formula="of:=[.F22]/[.F21]-1" office:value-type="float" office:value="-0.00319488817891378" calcext:value-type="float">
            <text:p>-0.0032</text:p>
          </table:table-cell>
          <table:table-cell table:formula="of:=AVERAGE([.G18:.G22])" office:value-type="float" office:value="-0.0198699305963841" calcext:value-type="float">
            <text:p>-0.0199</text:p>
          </table:table-cell>
          <table:table-cell table:formula="of:=(POWER([.G22]-[.H22];2)+POWER([.G21]-[.H22];2)+POWER([.G20]-[.H22];2)+POWER([.G19]-[.H22];2)+POWER([.G18]-[.H22];2))/5" office:value-type="float" office:value="0.000074041633756454" calcext:value-type="float">
            <text:p>7.4041633756454E-05</text:p>
          </table:table-cell>
          <table:table-cell table:formula="of:=(([.C22]-[.D22])*([.G20]-[.H20])+([.C21]-[.D22])*([.G19]-[.H20])+([.C20]-[.D22])*([.G18]-[.H20])+([.C19]-[.D22])*([.G17]-[.H20])+([.C18]-[.D22])*([.G16]-[.H20]))/5" office:value-type="float" office:value="-0.000206840583286068" calcext:value-type="float">
            <text:p>-0.000206840583286</text:p>
          </table:table-cell>
          <table:table-cell table:formula="of:=[.J22]/(SQRT([.E22])*SQRT([.I20]))" office:value-type="float" office:value="-0.63619301351476" calcext:value-type="float">
            <text:p>-0.636193013514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</text:p>
          </table:table-cell>
          <table:table-cell table:formula="of:=(POWER([.C23]-[.D23];2)+POWER([.C22]-[.D23];2)+POWER([.C21]-[.D23];2)+POWER([.C20]-[.D23];2)+POWER([.C19]-[.D23];2))/5" office:value-type="float" office:value="0.000055782188163492" calcext:value-type="float">
            <text:p>5.5782188163492E-05</text:p>
          </table:table-cell>
          <table:table-cell office:value-type="float" office:value="31.1" calcext:value-type="float">
            <text:p>31.1</text:p>
          </table:table-cell>
          <table:table-cell table:formula="of:=[.F23]/[.F22]-1" office:value-type="float" office:value="-0.00320512820512808" calcext:value-type="float">
            <text:p>-0.0032</text:p>
          </table:table-cell>
          <table:table-cell table:formula="of:=AVERAGE([.G19:.G23])" office:value-type="float" office:value="-0.0158732750779894" calcext:value-type="float">
            <text:p>-0.0159</text:p>
          </table:table-cell>
          <table:table-cell table:formula="of:=(POWER([.G23]-[.H23];2)+POWER([.G22]-[.H23];2)+POWER([.G21]-[.H23];2)+POWER([.G20]-[.H23];2)+POWER([.G19]-[.H23];2))/5" office:value-type="float" office:value="0.000111409050640107" calcext:value-type="float">
            <text:p>0.00011140905064</text:p>
          </table:table-cell>
          <table:table-cell table:formula="of:=(([.C23]-[.D23])*([.G21]-[.H21])+([.C22]-[.D23])*([.G20]-[.H21])+([.C21]-[.D23])*([.G19]-[.H21])+([.C20]-[.D23])*([.G18]-[.H21])+([.C19]-[.D23])*([.G17]-[.H21]))/5" office:value-type="float" office:value="-0.0000216672452440538" calcext:value-type="float">
            <text:p>-2.16672452440538E-05</text:p>
          </table:table-cell>
          <table:table-cell table:formula="of:=[.J23]/(SQRT([.E23])*SQRT([.I21]))" office:value-type="float" office:value="-0.393884994772885" calcext:value-type="float">
            <text:p>-0.3938849947728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5</text:p>
          </table:table-cell>
          <table:table-cell table:formula="of:=(POWER([.C24]-[.D24];2)+POWER([.C23]-[.D24];2)+POWER([.C22]-[.D24];2)+POWER([.C21]-[.D24];2)+POWER([.C20]-[.D24];2))/5" office:value-type="float" office:value="0.0000693846122052762" calcext:value-type="float">
            <text:p>6.93846122052762E-05</text:p>
          </table:table-cell>
          <table:table-cell office:value-type="float" office:value="30.5" calcext:value-type="float">
            <text:p>30.5</text:p>
          </table:table-cell>
          <table:table-cell table:formula="of:=[.F24]/[.F23]-1" office:value-type="float" office:value="-0.0192926045016077" calcext:value-type="float">
            <text:p>-0.0193</text:p>
          </table:table-cell>
          <table:table-cell table:formula="of:=AVERAGE([.G20:.G24])" office:value-type="float" office:value="-0.0155774933076878" calcext:value-type="float">
            <text:p>-0.0156</text:p>
          </table:table-cell>
          <table:table-cell table:formula="of:=(POWER([.G24]-[.H24];2)+POWER([.G23]-[.H24];2)+POWER([.G22]-[.H24];2)+POWER([.G21]-[.H24];2)+POWER([.G20]-[.H24];2))/5" office:value-type="float" office:value="0.000108861378885926" calcext:value-type="float">
            <text:p>0.000108861378886</text:p>
          </table:table-cell>
          <table:table-cell table:formula="of:=(([.C24]-[.D24])*([.G22]-[.H22])+([.C23]-[.D24])*([.G21]-[.H22])+([.C22]-[.D24])*([.G20]-[.H22])+([.C21]-[.D24])*([.G19]-[.H22])+([.C20]-[.D24])*([.G18]-[.H22]))/5" office:value-type="float" office:value="-0.0000456959241963458" calcext:value-type="float">
            <text:p>-4.56959241963458E-05</text:p>
          </table:table-cell>
          <table:table-cell table:formula="of:=[.J24]/(SQRT([.E24])*SQRT([.I22]))" office:value-type="float" office:value="-0.637540657696466" calcext:value-type="float">
            <text:p>-0.63754065769646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4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065404</text:p>
          </table:table-cell>
          <table:table-cell office:value-type="float" office:value="30.2" calcext:value-type="float">
            <text:p>30.2</text:p>
          </table:table-cell>
          <table:table-cell table:formula="of:=[.F25]/[.F24]-1" office:value-type="float" office:value="-0.00983606557377048" calcext:value-type="float">
            <text:p>-0.0098</text:p>
          </table:table-cell>
          <table:table-cell table:formula="of:=AVERAGE([.G21:.G25])" office:value-type="float" office:value="-0.0120901609678965" calcext:value-type="float">
            <text:p>-0.0121</text:p>
          </table:table-cell>
          <table:table-cell table:formula="of:=(POWER([.G25]-[.H25];2)+POWER([.G24]-[.H25];2)+POWER([.G23]-[.H25];2)+POWER([.G22]-[.H25];2)+POWER([.G21]-[.H25];2))/5" office:value-type="float" office:value="0.0000759369910231281" calcext:value-type="float">
            <text:p>7.59369910231281E-05</text:p>
          </table:table-cell>
          <table:table-cell table:formula="of:=(([.C25]-[.D25])*([.G23]-[.H23])+([.C24]-[.D25])*([.G22]-[.H23])+([.C23]-[.D25])*([.G21]-[.H23])+([.C22]-[.D25])*([.G20]-[.H23])+([.C21]-[.D25])*([.G19]-[.H23]))/5" office:value-type="float" office:value="-0.0000816915450358289" calcext:value-type="float">
            <text:p>-8.16915450358289E-05</text:p>
          </table:table-cell>
          <table:table-cell table:formula="of:=[.J25]/(SQRT([.E25])*SQRT([.I23]))" office:value-type="float" office:value="-0.768243135475272" calcext:value-type="float">
            <text:p>-0.76824313547527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5</text:p>
          </table:table-cell>
          <table:table-cell table:formula="of:=(POWER([.C26]-[.D26];2)+POWER([.C25]-[.D26];2)+POWER([.C24]-[.D26];2)+POWER([.C23]-[.D26];2)+POWER([.C22]-[.D26];2))/5" office:value-type="float" office:value="0.0000893909631884985" calcext:value-type="float">
            <text:p>8.93909631884985E-05</text:p>
          </table:table-cell>
          <table:table-cell office:value-type="float" office:value="29.5" calcext:value-type="float">
            <text:p>29.5</text:p>
          </table:table-cell>
          <table:table-cell table:formula="of:=[.F26]/[.F25]-1" office:value-type="float" office:value="-0.0231788079470199" calcext:value-type="float">
            <text:p>-0.0232</text:p>
          </table:table-cell>
          <table:table-cell table:formula="of:=AVERAGE([.G22:.G26])" office:value-type="float" office:value="-0.011741498881288" calcext:value-type="float">
            <text:p>-0.0117</text:p>
          </table:table-cell>
          <table:table-cell table:formula="of:=(POWER([.G26]-[.H26];2)+POWER([.G25]-[.H26];2)+POWER([.G24]-[.H26];2)+POWER([.G23]-[.H26];2)+POWER([.G22]-[.H26];2))/5" office:value-type="float" office:value="0.0000674752179324869" calcext:value-type="float">
            <text:p>6.74752179324869E-05</text:p>
          </table:table-cell>
          <table:table-cell table:formula="of:=(([.C26]-[.D26])*([.G24]-[.H24])+([.C25]-[.D26])*([.G23]-[.H24])+([.C24]-[.D26])*([.G22]-[.H24])+([.C23]-[.D26])*([.G21]-[.H24])+([.C22]-[.D26])*([.G20]-[.H24]))/5" office:value-type="float" office:value="-0.0000908011243476028" calcext:value-type="float">
            <text:p>-9.08011243476028E-05</text:p>
          </table:table-cell>
          <table:table-cell table:formula="of:=[.J26]/(SQRT([.E26])*SQRT([.I24]))" office:value-type="float" office:value="-0.920465472394735" calcext:value-type="float">
            <text:p>-0.9204654723947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1</text:p>
          </table:table-cell>
          <table:table-cell table:formula="of:=(POWER([.C27]-[.D27];2)+POWER([.C26]-[.D27];2)+POWER([.C25]-[.D27];2)+POWER([.C24]-[.D27];2)+POWER([.C23]-[.D27];2))/5" office:value-type="float" office:value="0.0000995758653277912" calcext:value-type="float">
            <text:p>9.95758653277912E-05</text:p>
          </table:table-cell>
          <table:table-cell office:value-type="float" office:value="30.3" calcext:value-type="float">
            <text:p>30.3</text:p>
          </table:table-cell>
          <table:table-cell table:formula="of:=[.F27]/[.F26]-1" office:value-type="float" office:value="0.0271186440677966" calcext:value-type="float">
            <text:p>0.0271</text:p>
          </table:table-cell>
          <table:table-cell table:formula="of:=AVERAGE([.G23:.G27])" office:value-type="float" office:value="-0.00567879243194591" calcext:value-type="float">
            <text:p>-0.0057</text:p>
          </table:table-cell>
          <table:table-cell table:formula="of:=(POWER([.G27]-[.H27];2)+POWER([.G26]-[.H27];2)+POWER([.G25]-[.H27];2)+POWER([.G24]-[.H27];2)+POWER([.G23]-[.H27];2))/5" office:value-type="float" office:value="0.000318132039546664" calcext:value-type="float">
            <text:p>0.000318132039547</text:p>
          </table:table-cell>
          <table:table-cell table:formula="of:=(([.C27]-[.D27])*([.G25]-[.H25])+([.C26]-[.D27])*([.G24]-[.H25])+([.C25]-[.D27])*([.G23]-[.H25])+([.C24]-[.D27])*([.G22]-[.H25])+([.C23]-[.D27])*([.G21]-[.H25]))/5" office:value-type="float" office:value="-0.0000462680217349793" calcext:value-type="float">
            <text:p>-4.62680217349793E-05</text:p>
          </table:table-cell>
          <table:table-cell table:formula="of:=[.J27]/(SQRT([.E27])*SQRT([.I25]))" office:value-type="float" office:value="-0.532080317711928" calcext:value-type="float">
            <text:p>-0.5320803177119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1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32824</text:p>
          </table:table-cell>
          <table:table-cell office:value-type="float" office:value="32.1" calcext:value-type="float">
            <text:p>32.1</text:p>
          </table:table-cell>
          <table:table-cell table:formula="of:=[.F28]/[.F27]-1" office:value-type="float" office:value="0.0594059405940595" calcext:value-type="float">
            <text:p>0.0594</text:p>
          </table:table-cell>
          <table:table-cell table:formula="of:=AVERAGE([.G24:.G28])" office:value-type="float" office:value="0.0068434213278916" calcext:value-type="float">
            <text:p>0.0068</text:p>
          </table:table-cell>
          <table:table-cell table:formula="of:=(POWER([.G28]-[.H28];2)+POWER([.G27]-[.H28];2)+POWER([.G26]-[.H28];2)+POWER([.G25]-[.H28];2)+POWER([.G24]-[.H28];2))/5" office:value-type="float" office:value="0.00100730689377147" calcext:value-type="float">
            <text:p>0.001007306893771</text:p>
          </table:table-cell>
          <table:table-cell table:formula="of:=(([.C28]-[.D28])*([.G26]-[.H26])+([.C27]-[.D28])*([.G25]-[.H26])+([.C26]-[.D28])*([.G24]-[.H26])+([.C25]-[.D28])*([.G23]-[.H26])+([.C24]-[.D28])*([.G22]-[.H26]))/5" office:value-type="float" office:value="0.0000244256226557536" calcext:value-type="float">
            <text:p>2.44256226557536E-05</text:p>
          </table:table-cell>
          <table:table-cell table:formula="of:=[.J28]/(SQRT([.E28])*SQRT([.I26]))" office:value-type="float" office:value="0.228786000431486" calcext:value-type="float">
            <text:p>0.2287860004314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291086</text:p>
          </table:table-cell>
          <table:table-cell office:value-type="float" office:value="32.4" calcext:value-type="float">
            <text:p>32.4</text:p>
          </table:table-cell>
          <table:table-cell table:formula="of:=[.F29]/[.F28]-1" office:value-type="float" office:value="0.00934579439252325" calcext:value-type="float">
            <text:p>0.0093</text:p>
          </table:table-cell>
          <table:table-cell table:formula="of:=AVERAGE([.G25:.G29])" office:value-type="float" office:value="0.0125711011067178" calcext:value-type="float">
            <text:p>0.0126</text:p>
          </table:table-cell>
          <table:table-cell table:formula="of:=(POWER([.G29]-[.H29];2)+POWER([.G28]-[.H29];2)+POWER([.G27]-[.H29];2)+POWER([.G26]-[.H29];2)+POWER([.G25]-[.H29];2))/5" office:value-type="float" office:value="0.000839134583081564" calcext:value-type="float">
            <text:p>0.000839134583082</text:p>
          </table:table-cell>
          <table:table-cell table:formula="of:=(([.C29]-[.D29])*([.G27]-[.H27])+([.C28]-[.D29])*([.G26]-[.H27])+([.C27]-[.D29])*([.G25]-[.H27])+([.C26]-[.D29])*([.G24]-[.H27])+([.C25]-[.D29])*([.G23]-[.H27]))/5" office:value-type="float" office:value="0.000211651735878091" calcext:value-type="float">
            <text:p>0.000211651735878</text:p>
          </table:table-cell>
          <table:table-cell table:formula="of:=[.J29]/(SQRT([.E29])*SQRT([.I27]))" office:value-type="float" office:value="0.683177986544188" calcext:value-type="float">
            <text:p>0.68317798654418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41619</text:p>
          </table:table-cell>
          <table:table-cell office:value-type="float" office:value="33" calcext:value-type="float">
            <text:p>33</text:p>
          </table:table-cell>
          <table:table-cell table:formula="of:=[.F30]/[.F29]-1" office:value-type="float" office:value="0.0185185185185186" calcext:value-type="float">
            <text:p>0.0185</text:p>
          </table:table-cell>
          <table:table-cell table:formula="of:=AVERAGE([.G26:.G30])" office:value-type="float" office:value="0.0182420179251756" calcext:value-type="float">
            <text:p>0.0182</text:p>
          </table:table-cell>
          <table:table-cell table:formula="of:=(POWER([.G30]-[.H30];2)+POWER([.G29]-[.H30];2)+POWER([.G28]-[.H30];2)+POWER([.G27]-[.H30];2)+POWER([.G26]-[.H30];2))/5" office:value-type="float" office:value="0.000713633416564298" calcext:value-type="float">
            <text:p>0.000713633416564</text:p>
          </table:table-cell>
          <table:table-cell table:formula="of:=(([.C30]-[.D30])*([.G28]-[.H28])+([.C29]-[.D30])*([.G27]-[.H28])+([.C28]-[.D30])*([.G26]-[.H28])+([.C27]-[.D30])*([.G25]-[.H28])+([.C26]-[.D30])*([.G24]-[.H28]))/5" office:value-type="float" office:value="-0.0000891045679735067" calcext:value-type="float">
            <text:p>-8.91045679735067E-05</text:p>
          </table:table-cell>
          <table:table-cell table:formula="of:=[.J30]/(SQRT([.E30])*SQRT([.I28]))" office:value-type="float" office:value="-0.143036350969007" calcext:value-type="float">
            <text:p>-0.1430363509690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80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485513</text:p>
          </table:table-cell>
          <table:table-cell office:value-type="float" office:value="33.4" calcext:value-type="float">
            <text:p>33.4</text:p>
          </table:table-cell>
          <table:table-cell table:formula="of:=[.F31]/[.F30]-1" office:value-type="float" office:value="0.012121212121212" calcext:value-type="float">
            <text:p>0.0121</text:p>
          </table:table-cell>
          <table:table-cell table:formula="of:=AVERAGE([.G27:.G31])" office:value-type="float" office:value="0.025302021938822" calcext:value-type="float">
            <text:p>0.0253</text:p>
          </table:table-cell>
          <table:table-cell table:formula="of:=(POWER([.G31]-[.H31];2)+POWER([.G30]-[.H31];2)+POWER([.G29]-[.H31];2)+POWER([.G28]-[.H31];2)+POWER([.G27]-[.H31];2))/5" office:value-type="float" office:value="0.000328145649442614" calcext:value-type="float">
            <text:p>0.000328145649443</text:p>
          </table:table-cell>
          <table:table-cell table:formula="of:=(([.C31]-[.D31])*([.G29]-[.H29])+([.C30]-[.D31])*([.G28]-[.H29])+([.C29]-[.D31])*([.G27]-[.H29])+([.C28]-[.D31])*([.G26]-[.H29])+([.C27]-[.D31])*([.G25]-[.H29]))/5" office:value-type="float" office:value="-0.0000687581346983109" calcext:value-type="float">
            <text:p>-6.87581346983109E-05</text:p>
          </table:table-cell>
          <table:table-cell table:formula="of:=[.J31]/(SQRT([.E31])*SQRT([.I29]))" office:value-type="float" office:value="-0.121042163217129" calcext:value-type="float">
            <text:p>-0.121042163217129</text:p>
          </table:table-cell>
          <table:table-cell table:number-columns-repeated="4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09:10:44.520777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09:11:36.150344654</dc:date>
    <meta:editing-duration>P1DT13H15M25S</meta:editing-duration>
    <meta:editing-cycles>61</meta:editing-cycles>
    <meta:generator>LibreOffice/6.0.6.2$Linux_X86_64 LibreOffice_project/00m0$Build-2</meta:generator>
    <meta:document-statistic meta:table-count="1" meta:cell-count="340" meta:object-count="0"/>
  </office:meta>
</office:document-meta>
</file>